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e1ad" officeooo:paragraph-rsid="000be1ad"/>
    </style:style>
    <style:style style:name="P2" style:family="paragraph" style:parent-style-name="Standard">
      <style:text-properties officeooo:rsid="000d20c0" officeooo:paragraph-rsid="000d20c0"/>
    </style:style>
    <style:style style:name="T1" style:family="text">
      <style:text-properties officeooo:rsid="000d20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Warum → doppelte Ungerechtigkeit</text:p>
      <text:p text:style-name="P1"/>
      <text:p text:style-name="P1">2. Das wirft Gerechtikgeitsfragen auf</text:p>
      <text:p text:style-name="P1"/>
      <text:p text:style-name="P1">Welche?</text:p>
      <text:p text:style-name="P1"/>
      <text:p text:style-name="P1">3. Doppelte Perspekten, gegenwärtig Menschen und Zukünftig, mit Blick zurückwerfen?</text:p>
      <text:p text:style-name="P1"/>
      <text:p text:style-name="P1">Bedeutung der Prinzipien → als bedeutend - </text:p>
      <text:p text:style-name="P1"/>
      <text:p text:style-name="P1">4. <text:span text:style-name="T1">Szenarien testen und befragen</text:span></text:p>
      <text:p text:style-name="P1"/>
      <text:p text:style-name="P1">--- <text:span text:style-name="T1">Vergangenheitn und Gegenwart → Welche Umverteilung braucht es?</text:span></text:p>
      <text:p text:style-name="P1"/>
      <text:p text:style-name="P2">Bedürfnis-Prinzip – Unterschiedliche Bedürfnisse und </text:p>
      <text:p text:style-name="P2"/>
      <text:p text:style-name="P2">Identifizieren – wie man die weitere Bewirtschaftung kann konzeptualisieren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6T14:35:59.409207258</meta:creation-date>
    <dc:date>2022-05-16T15:21:16.550906854</dc:date>
    <meta:editing-duration>PT24M56S</meta:editing-duration>
    <meta:editing-cycles>1</meta:editing-cycles>
    <meta:document-statistic meta:table-count="0" meta:image-count="0" meta:object-count="0" meta:page-count="1" meta:paragraph-count="9" meta:word-count="54" meta:character-count="432" meta:non-whitespace-character-count="382"/>
    <meta:generator>LibreOffice/7.3.2.2$Linux_X86_64 LibreOffice_project/30$Build-2</meta:generator>
  </office:meta>
</office:document-meta>
</file>